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1" svg:font-family="'DejaVu Sans Mono'" style:font-family-generic="modern" style:font-pitch="fixed"/>
    <style:font-face style:name="LM Roman 12" svg:font-family="'LM Roman 12'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start="" draw:marker-end="" draw:fill="solid" draw:textarea-vertical-align="middle"/>
    </style:style>
    <style:style style:name="gr2" style:family="graphic" style:parent-style-name="objectwithoutfill">
      <style:graphic-properties svg:stroke-color="#000000" draw:marker-start="Circle_20_unfilled" draw:fill="solid" draw:textarea-vertical-align="middle"/>
    </style:style>
    <style:style style:name="gr3" style:family="graphic" style:parent-style-name="objectwithoutfill">
      <style:graphic-properties svg:stroke-color="#000000" draw:fill="solid" draw:textarea-vertical-align="middle"/>
    </style:style>
    <style:style style:name="gr4" style:family="graphic" style:parent-style-name="objectwithoutfill">
      <style:graphic-properties svg:stroke-color="#000000" draw:marker-start="Circle" draw:fill="solid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919cm" fo:min-width="0.669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2.294cm"/>
      <style:paragraph-properties style:writing-mode="lr-tb"/>
    </style:style>
    <style:style style:name="gr7" style:family="graphic" style:parent-style-name="objectwithoutfill">
      <style:graphic-properties svg:stroke-color="#000000" draw:marker-start="" draw:fill="solid" draw:textarea-vertical-align="middle"/>
    </style:style>
    <style:style style:name="gr8" style:family="graphic" style:parent-style-name="objectwithoutfill">
      <style:graphic-properties svg:stroke-color="#000000" draw:marker-start="Short_20_line_20_Arrow" draw:fill="solid" draw:textarea-vertical-align="middle"/>
    </style:style>
    <style:style style:name="gr9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  <style:text-properties style:font-name="DejaVu Sans Mono1"/>
    </style:style>
    <style:style style:name="P3" style:family="paragraph">
      <style:paragraph-properties fo:text-align="center" style:writing-mode="lr-tb"/>
      <style:text-properties style:font-name="LM Roman 12"/>
    </style:style>
    <style:style style:name="P4" style:family="paragraph">
      <loext:graphic-properties draw:fill-color="#ffffff"/>
      <style:paragraph-properties fo:text-align="center" style:writing-mode="lr-tb"/>
      <style:text-properties style:font-name="LM Roman 12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 draw:fill-color="#ffffff"/>
      <style:text-properties style:font-name="LM Roman 12"/>
    </style:style>
    <style:style style:name="T1" style:family="text">
      <style:text-properties style:font-name="LM Roman 12" fo:font-size="8pt" style:font-size-asian="8pt" style:font-size-complex="8pt"/>
    </style:style>
    <style:style style:name="T2" style:family="text">
      <style:text-properties style:font-name="LM Roman 12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.11cm" svg:y1="5.131cm" svg:x2="0.769cm" svg:y2="4.594cm">
            <text:p/>
          </draw:line>
          <draw:line draw:style-name="gr2" draw:text-style-name="P1" draw:layer="layout" svg:x1="1.15cm" svg:y1="4.497cm" svg:x2="1.15cm" svg:y2="4.16cm">
            <text:p/>
          </draw:line>
          <draw:line draw:style-name="gr2" draw:text-style-name="P1" draw:layer="layout" svg:x1="1.15cm" svg:y1="5.107cm" svg:x2="1.15cm" svg:y2="5.43cm">
            <text:p/>
          </draw:line>
        </draw:g>
        <draw:g>
          <draw:line draw:style-name="gr1" draw:text-style-name="P1" draw:layer="layout" svg:x1="2.367cm" svg:y1="5.131cm" svg:x2="1.912cm" svg:y2="4.594cm">
            <text:p/>
          </draw:line>
          <draw:line draw:style-name="gr2" draw:text-style-name="P1" draw:layer="layout" svg:x1="2.42cm" svg:y1="4.497cm" svg:x2="2.42cm" svg:y2="4.16cm">
            <text:p/>
          </draw:line>
          <draw:line draw:style-name="gr2" draw:text-style-name="P1" draw:layer="layout" svg:x1="2.42cm" svg:y1="5.107cm" svg:x2="2.42cm" svg:y2="5.43cm">
            <text:p/>
          </draw:line>
        </draw:g>
        <draw:line draw:style-name="gr3" draw:text-style-name="P1" draw:layer="layout" svg:x1="1.15cm" svg:y1="2.89cm" svg:x2="1.15cm" svg:y2="4.16cm">
          <text:p/>
        </draw:line>
        <draw:line draw:style-name="gr3" draw:text-style-name="P1" draw:layer="layout" svg:x1="2.42cm" svg:y1="2.89cm" svg:x2="2.42cm" svg:y2="4.16cm">
          <text:p/>
        </draw:line>
        <draw:line draw:style-name="gr3" draw:text-style-name="P1" draw:layer="layout" svg:x1="3.69cm" svg:y1="2.89cm" svg:x2="3.69cm" svg:y2="4.16cm">
          <text:p/>
        </draw:line>
        <draw:line draw:style-name="gr4" draw:text-style-name="P1" draw:layer="layout" svg:x1="1.067cm" svg:y1="3.24cm" svg:x2="5.595cm" svg:y2="3.244cm">
          <text:p/>
        </draw:line>
        <draw:line draw:style-name="gr4" draw:text-style-name="P1" draw:layer="layout" svg:x1="2.333cm" svg:y1="3.542cm" svg:x2="5.596cm" svg:y2="3.544cm">
          <text:p/>
        </draw:line>
        <draw:line draw:style-name="gr4" draw:text-style-name="P1" draw:layer="layout" svg:x1="3.599cm" svg:y1="3.844cm" svg:x2="5.596cm" svg:y2="3.844cm">
          <text:p/>
        </draw:line>
        <draw:custom-shape draw:style-name="gr5" draw:text-style-name="P2" draw:layer="layout" svg:width="1.651cm" svg:height="1.651cm" svg:x="5.468cm" svg:y="2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794cm" svg:height="0.508cm" svg:x="1.023cm" svg:y="5.684cm">
          <text:p text:style-name="P3"><text:span text:style-name="T1">Current Sensing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42cm" svg:y1="6.192cm" svg:x2="2.42cm" svg:y2="6.7cm">
          <text:p/>
        </draw:line>
        <draw:line draw:style-name="gr3" draw:text-style-name="P1" draw:layer="layout" svg:x1="2.039cm" svg:y1="6.7cm" svg:x2="2.801cm" svg:y2="6.7cm">
          <text:p/>
        </draw:line>
        <draw:line draw:style-name="gr3" draw:text-style-name="P1" draw:layer="layout" svg:x1="2.166cm" svg:y1="6.827cm" svg:x2="2.674cm" svg:y2="6.827cm">
          <text:p/>
        </draw:line>
        <draw:line draw:style-name="gr3" draw:text-style-name="P1" draw:layer="layout" svg:x1="2.293cm" svg:y1="6.954cm" svg:x2="2.547cm" svg:y2="6.954cm">
          <text:p/>
        </draw:line>
        <draw:g>
          <draw:line draw:style-name="gr1" draw:text-style-name="P1" draw:layer="layout" svg:x1="3.637cm" svg:y1="5.131cm" svg:x2="3.182cm" svg:y2="4.594cm">
            <text:p/>
          </draw:line>
          <draw:line draw:style-name="gr2" draw:text-style-name="P1" draw:layer="layout" svg:x1="3.69cm" svg:y1="4.497cm" svg:x2="3.69cm" svg:y2="4.16cm">
            <text:p/>
          </draw:line>
          <draw:line draw:style-name="gr2" draw:text-style-name="P1" draw:layer="layout" svg:x1="3.69cm" svg:y1="5.107cm" svg:x2="3.69cm" svg:y2="5.43cm">
            <text:p/>
          </draw:line>
        </draw:g>
        <draw:g>
          <draw:line draw:style-name="gr1" draw:text-style-name="P1" draw:layer="layout" svg:x1="1.11cm" svg:y1="2.591cm" svg:x2="0.769cm" svg:y2="2.054cm">
            <text:p/>
          </draw:line>
          <draw:line draw:style-name="gr2" draw:text-style-name="P1" draw:layer="layout" svg:x1="1.15cm" svg:y1="1.957cm" svg:x2="1.15cm" svg:y2="1.62cm">
            <text:p/>
          </draw:line>
          <draw:line draw:style-name="gr2" draw:text-style-name="P1" draw:layer="layout" svg:x1="1.15cm" svg:y1="2.567cm" svg:x2="1.15cm" svg:y2="2.89cm">
            <text:p/>
          </draw:line>
        </draw:g>
        <draw:g>
          <draw:line draw:style-name="gr1" draw:text-style-name="P1" draw:layer="layout" svg:x1="2.38cm" svg:y1="2.591cm" svg:x2="2.039cm" svg:y2="2.054cm">
            <text:p/>
          </draw:line>
          <draw:line draw:style-name="gr2" draw:text-style-name="P1" draw:layer="layout" svg:x1="2.42cm" svg:y1="1.957cm" svg:x2="2.42cm" svg:y2="1.62cm">
            <text:p/>
          </draw:line>
          <draw:line draw:style-name="gr2" draw:text-style-name="P1" draw:layer="layout" svg:x1="2.42cm" svg:y1="2.567cm" svg:x2="2.42cm" svg:y2="2.89cm">
            <text:p/>
          </draw:line>
        </draw:g>
        <draw:g>
          <draw:line draw:style-name="gr1" draw:text-style-name="P1" draw:layer="layout" svg:x1="3.65cm" svg:y1="2.591cm" svg:x2="3.309cm" svg:y2="2.054cm">
            <text:p/>
          </draw:line>
          <draw:line draw:style-name="gr2" draw:text-style-name="P1" draw:layer="layout" svg:x1="3.69cm" svg:y1="1.957cm" svg:x2="3.69cm" svg:y2="1.62cm">
            <text:p/>
          </draw:line>
          <draw:line draw:style-name="gr2" draw:text-style-name="P1" draw:layer="layout" svg:x1="3.69cm" svg:y1="2.567cm" svg:x2="3.69cm" svg:y2="2.89cm">
            <text:p/>
          </draw:line>
        </draw:g>
        <draw:line draw:style-name="gr3" draw:text-style-name="P1" draw:layer="layout" svg:x1="2.42cm" svg:y1="5.39cm" svg:x2="2.42cm" svg:y2="5.684cm">
          <text:p/>
        </draw:line>
        <draw:line draw:style-name="gr3" draw:text-style-name="P1" draw:layer="layout" svg:x1="3.69cm" svg:y1="5.39cm" svg:x2="3.69cm" svg:y2="5.684cm">
          <text:p/>
        </draw:line>
        <draw:line draw:style-name="gr3" draw:text-style-name="P1" draw:layer="layout" svg:x1="1.15cm" svg:y1="5.39cm" svg:x2="1.15cm" svg:y2="5.684cm">
          <text:p/>
        </draw:line>
        <draw:line draw:style-name="gr3" draw:text-style-name="P1" draw:layer="layout" svg:x1="3.69cm" svg:y1="1.326cm" svg:x2="3.69cm" svg:y2="1.62cm">
          <text:p/>
        </draw:line>
        <draw:line draw:style-name="gr3" draw:text-style-name="P1" draw:layer="layout" svg:x1="2.42cm" svg:y1="1.326cm" svg:x2="2.42cm" svg:y2="1.62cm">
          <text:p/>
        </draw:line>
        <draw:line draw:style-name="gr3" draw:text-style-name="P1" draw:layer="layout" svg:x1="1.15cm" svg:y1="1.326cm" svg:x2="1.15cm" svg:y2="1.66cm">
          <text:p/>
        </draw:line>
        <draw:line draw:style-name="gr7" draw:text-style-name="P1" draw:layer="layout" svg:x1="1.15cm" svg:y1="1.326cm" svg:x2="3.69cm" svg:y2="1.326cm">
          <text:p/>
        </draw:line>
        <draw:line draw:style-name="gr8" draw:text-style-name="P1" draw:layer="layout" svg:x1="2.42cm" svg:y1="0.858cm" svg:x2="2.42cm" svg:y2="1.32cm">
          <text:p/>
        </draw:line>
        <draw:g>
          <svg:title>TexMaths</svg:title>
          <svg:desc>12§display§\mathrm{q_a}§svg§600§FALSE§</svg:desc>
          <draw:g>
            <draw:path draw:style-name="gr9" draw:text-style-name="P5" draw:layer="layout" svg:width="0.34cm" svg:height="0.222cm" svg:x="1.023cm" svg:y="2.168cm" svg:viewBox="0 0 341 223" svg:d="M0 0c114 0 228 0 341 0 0 74 0 149 0 223-113 0-227 0-341 0 0-74 0-149 0-223z">
              <text:p/>
            </draw:path>
            <draw:path draw:style-name="gr10" draw:text-style-name="P6" draw:layer="layout" svg:width="0.206cm" svg:height="0.265cm" svg:x="1.016cm" svg:y="2.147cm" svg:viewBox="0 0 207 266" svg:d="M145 160c0 24 0 49 0 74 0 19-5 19-32 19 0 4 0 9 0 13 14 0 35-1 46-1 12 0 33 1 48 1 0-4 0-9 0-13-29 0-33 0-33-19 0-78 0-156 0-234-3 0-6 0-9 0-5 13-11 25-17 38-4-12-22-38-56-38-48 0-92 41-92 95 0 52 41 95 90 95 29 0 47-18 55-30zM146 69c0 20 0 39 0 59 0 14-7 25-17 35-4 6-19 17-38 17-31 0-56-37-56-85 0-50 30-84 61-84 33 0 50 36 50 58z">
              <text:p/>
            </draw:path>
            <draw:path draw:style-name="gr10" draw:text-style-name="P6" draw:layer="layout" svg:width="0.145cm" svg:height="0.133cm" svg:x="1.24cm" svg:y="2.264cm" svg:viewBox="0 0 146 134" svg:d="M114 52c0-15 0-27-13-38-12-9-27-14-44-14-27 0-47 11-47 29 0 9 7 14 14 14 8 0 13-6 13-14 0-5-2-11-9-13 10-8 27-8 28-8 17 0 35 11 35 36 0 3 0 6 0 8-16 2-36 3-57 10-27 10-34 26-34 39 0 25 30 33 50 33 24 0 39-14 45-25 1 11 8 23 22 23 10-9 29 0 29-28 0-5 0-11 0-16-3 0-6 0-9 0 0 5 0 11 0 16 0 3 0 16-11 16-12 0-12-13-12-16 0-17 0-34 0-52zM91 89c0 29-25 36-38 36-15 0-29-9-29-24 0-16 14-39 67-40 0 9 0 19 0 28z">
              <text:p/>
            </draw:path>
          </draw:g>
        </draw:g>
        <draw:g>
          <svg:title>TexMaths</svg:title>
          <svg:desc>12§display§\mathrm{q_b}§svg§600§FALSE§</svg:desc>
          <draw:g>
            <draw:path draw:style-name="gr9" draw:text-style-name="P5" draw:layer="layout" svg:width="0.348cm" svg:height="0.222cm" svg:x="2.304cm" svg:y="2.169cm" svg:viewBox="0 0 349 223" svg:d="M0 0c116 0 233 0 349 0 0 74 0 149 0 223-116 0-233 0-349 0 0-74 0-149 0-223z">
              <text:p/>
            </draw:path>
            <draw:path draw:style-name="gr10" draw:text-style-name="P6" draw:layer="layout" svg:width="0.206cm" svg:height="0.265cm" svg:x="2.297cm" svg:y="2.148cm" svg:viewBox="0 0 207 266" svg:d="M145 160c0 24 0 49 0 74 0 19-5 19-33 19 0 4 0 9 0 13 15 0 36-1 47-1s32 1 48 1c0-4 0-9 0-13-29 0-34 0-34-19 0-78 0-156 0-234-2 0-5 0-8 0-5 13-11 25-17 38-4-12-22-38-56-38-48 0-92 41-92 95 0 52 41 95 90 95 28 0 45-18 55-30zM146 69c0 20 0 39 0 59 0 14-7 25-17 35-5 6-19 17-38 17-31 0-56-37-56-85 0-50 28-84 60-84 33 0 51 36 51 58z">
              <text:p/>
            </draw:path>
            <draw:path draw:style-name="gr10" draw:text-style-name="P6" draw:layer="layout" svg:width="0.156cm" svg:height="0.205cm" svg:x="2.518cm" svg:y="2.192cm" svg:viewBox="0 0 157 206" svg:d="M44 0c-14 1-29 2-44 4 0 3 0 7 0 10 20 0 22 3 22 17 0 58 0 115 0 173 3 0 7 0 10 0 3-6 7-12 10-18 11 14 27 20 43 20 38 0 72-28 72-65 0-36-30-67-68-67-18 0-35 7-45 18 0-31 0-61 0-92zM45 105c8-13 24-23 41-23s29 10 35 18c6 10 9 20 9 40 0 7 0 28-12 43-12 13-26 15-34 15-24 0-36-18-39-24 0-23 0-46 0-69z">
              <text:p/>
            </draw:path>
          </draw:g>
        </draw:g>
        <draw:g>
          <svg:title>TexMaths</svg:title>
          <svg:desc>12§display§\mathrm{q_c}§svg§600§FALSE§</svg:desc>
          <draw:g>
            <draw:path draw:style-name="gr9" draw:text-style-name="P5" draw:layer="layout" svg:width="0.314cm" svg:height="0.222cm" svg:x="3.566cm" svg:y="2.168cm" svg:viewBox="0 0 315 223" svg:d="M158 223c-53 0-105 0-158 0 0-74 0-149 0-223 105 0 210 0 315 0 0 74 0 149 0 223-52 0-105 0-157 0z">
              <text:p/>
            </draw:path>
            <draw:path draw:style-name="gr10" draw:text-style-name="P6" draw:layer="layout" svg:width="0.206cm" svg:height="0.265cm" svg:x="3.559cm" svg:y="2.147cm" svg:viewBox="0 0 207 266" svg:d="M145 160c0 25 0 49 0 74 0 19-5 19-33 19 0 4 0 9 0 13 15-1 36-1 47-1 12 0 33 0 48 1 0-4 0-9 0-13-29 0-34 0-34-19 0-78 0-156 0-234-3 0-5 0-8 0-6 13-11 25-17 38-5-12-21-38-55-38-49 0-93 41-93 95 0 52 41 95 90 95 28 0 46-18 55-30zM146 69c0 20 0 39 0 59 0 14-7 25-17 35-5 6-18 17-38 17-30 0-56-37-56-85 0-50 30-84 61-84 33 0 50 36 50 58z">
              <text:p/>
            </draw:path>
            <draw:path draw:style-name="gr10" draw:text-style-name="P6" draw:layer="layout" svg:width="0.123cm" svg:height="0.133cm" svg:x="3.779cm" svg:y="2.264cm" svg:viewBox="0 0 124 134" svg:d="M100 14c-4 3-7 7-7 12 0 9 5 15 13 15 9 0 15-5 15-15 0-26-41-26-49-26-45 0-72 33-72 67 0 37 32 67 71 67 43 0 53-35 53-39 0-3-3-3-5-3-4 0-4 1-5 5-6 18-22 27-40 27-20 0-47-14-47-57 0-37 18-57 46-57 3 0 18 0 27 4z">
              <text:p/>
            </draw:path>
          </draw:g>
        </draw:g>
        <draw:g>
          <svg:title>TexMaths</svg:title>
          <svg:desc>12§display§\mathrm{\overline{q}_c}§svg§600§FALSE§</svg:desc>
          <draw:g>
            <draw:path draw:style-name="gr9" draw:text-style-name="P5" draw:layer="layout" svg:width="0.315cm" svg:height="0.309cm" svg:x="3.578cm" svg:y="4.709cm" svg:viewBox="0 0 316 310" svg:d="M158 310c-53 0-105 0-158 0 0-103 0-207 0-310 105 0 211 0 316 0 0 103 0 207 0 310-53 0-105 0-158 0z">
              <text:p/>
            </draw:path>
            <draw:path draw:style-name="gr10" draw:text-style-name="P6" draw:layer="layout" svg:width="0.22cm" svg:height="0.016cm" svg:x="3.557cm" svg:y="4.688cm" svg:viewBox="0 0 221 17" svg:d="M111 17c-37 0-74 0-111 0 0-6 0-11 0-17 74 0 148 0 221 0 0 6 0 11 0 17-36 0-73 0-110 0z">
              <text:p/>
            </draw:path>
            <draw:path draw:style-name="gr10" draw:text-style-name="P6" draw:layer="layout" svg:width="0.206cm" svg:height="0.266cm" svg:x="3.571cm" svg:y="4.75cm" svg:viewBox="0 0 207 267" svg:d="M145 159c0 25 0 50 0 76 0 19-5 19-32 19 0 4 0 9 0 13 14-1 35-1 46-1 12 0 34 0 48 1 0-4 0-9 0-13-29 0-33 0-33-19 0-79 0-157 0-235-3 0-6 0-9 0-5 13-11 26-17 38-4-12-21-38-55-38-49 0-93 41-93 96 0 51 41 94 90 94 29 0 46-18 55-31zM146 69c0 20 0 40 0 59 0 13-7 25-17 36-5 6-18 17-38 17-30 0-56-37-56-85 0-51 30-85 61-85 33 0 50 36 50 58z">
              <text:p/>
            </draw:path>
            <draw:path draw:style-name="gr10" draw:text-style-name="P6" draw:layer="layout" svg:width="0.123cm" svg:height="0.133cm" svg:x="3.792cm" svg:y="4.907cm" svg:viewBox="0 0 124 134" svg:d="M101 14c-5 3-8 8-8 12 0 9 5 15 14 15 8 0 14-5 14-15 0-26-41-26-49-26-44 0-72 34-72 67 0 37 32 67 71 67 43 0 53-35 53-38 0-4-3-4-4-4-5 0-5 1-6 5-6 18-22 27-40 27-20 0-46-15-46-57 0-37 17-57 45-57 4 0 18 0 28 4z">
              <text:p/>
            </draw:path>
          </draw:g>
        </draw:g>
        <draw:g>
          <svg:title>TexMaths</svg:title>
          <svg:desc>12§display§\mathrm{\overline{q}_b}§svg§600§FALSE§</svg:desc>
          <draw:g>
            <draw:path draw:style-name="gr9" draw:text-style-name="P5" draw:layer="layout" svg:width="0.348cm" svg:height="0.309cm" svg:x="2.281cm" svg:y="4.712cm" svg:viewBox="0 0 349 310" svg:d="M0 0c116 0 233 0 349 0 0 103 0 207 0 310-116 0-233 0-349 0 0-103 0-207 0-310z">
              <text:p/>
            </draw:path>
            <draw:path draw:style-name="gr10" draw:text-style-name="P6" draw:layer="layout" svg:width="0.22cm" svg:height="0.016cm" svg:x="2.259cm" svg:y="4.69cm" svg:viewBox="0 0 221 17" svg:d="M0 0c74 0 147 0 221 0 0 6 0 11 0 17-74 0-147 0-221 0 0-6 0-11 0-17z">
              <text:p/>
            </draw:path>
            <draw:path draw:style-name="gr10" draw:text-style-name="P6" draw:layer="layout" svg:width="0.206cm" svg:height="0.266cm" svg:x="2.273cm" svg:y="4.752cm" svg:viewBox="0 0 207 267" svg:d="M145 160c0 25 0 50 0 75 0 19-5 19-33 19 0 4 0 8 0 13 15 0 36-1 47-1s32 1 48 1c0-5 0-9 0-13-29 0-34 0-34-19 0-79 0-157 0-235-2 0-5 0-8 0-6 13-11 26-17 38-5-12-23-38-56-38-48 0-92 41-92 96 0 51 41 94 90 94 28 0 45-18 55-30zM146 69c0 20 0 39 0 59 0 13-7 25-17 36-5 6-19 17-38 17-31 0-56-37-56-85 0-51 28-85 59-85 34 0 52 36 52 58z">
              <text:p/>
            </draw:path>
            <draw:path draw:style-name="gr10" draw:text-style-name="P6" draw:layer="layout" svg:width="0.156cm" svg:height="0.206cm" svg:x="2.494cm" svg:y="4.836cm" svg:viewBox="0 0 157 207" svg:d="M44 0c-15 1-29 2-44 4 0 3 0 7 0 10 20 0 22 3 22 17 0 58 0 116 0 174 3 0 7 0 10 0 3-6 7-12 10-18 11 14 27 20 43 20 38 0 72-29 72-66 0-36-30-67-69-67-17 0-34 7-44 18 0-31 0-61 0-92zM45 105c8-13 24-22 41-22s29 9 35 18 9 20 9 39c0 7 0 29-12 43-12 13-26 16-34 16-24 0-36-18-39-24 0-23 0-47 0-70z">
              <text:p/>
            </draw:path>
          </draw:g>
        </draw:g>
        <draw:g>
          <svg:title>TexMaths</svg:title>
          <svg:desc>12§display§\mathrm{\overline{q}_a}§svg§600§FALSE§</svg:desc>
          <draw:g>
            <draw:path draw:style-name="gr9" draw:text-style-name="P5" draw:layer="layout" svg:width="0.34cm" svg:height="0.309cm" svg:x="1.081cm" svg:y="4.712cm" svg:viewBox="0 0 341 310" svg:d="M0 0c114 0 227 0 341 0 0 103 0 207 0 310-114 0-227 0-341 0 0-103 0-207 0-310z">
              <text:p/>
            </draw:path>
            <draw:path draw:style-name="gr10" draw:text-style-name="P6" draw:layer="layout" svg:width="0.22cm" svg:height="0.016cm" svg:x="1.059cm" svg:y="4.69cm" svg:viewBox="0 0 221 17" svg:d="M0 0c74 0 148 0 221 0 0 6 0 11 0 17-73 0-147 0-221 0 0-6 0-11 0-17z">
              <text:p/>
            </draw:path>
            <draw:path draw:style-name="gr10" draw:text-style-name="P6" draw:layer="layout" svg:width="0.206cm" svg:height="0.266cm" svg:x="1.073cm" svg:y="4.752cm" svg:viewBox="0 0 207 267" svg:d="M145 160c0 25 0 50 0 75 0 19-5 19-33 19 0 4 0 8 0 13 15 0 36-1 47-1 12 0 32 1 48 1 0-5 0-9 0-13-29 0-34 0-34-19 0-79 0-157 0-235-2 0-5 0-8 0-5 13-11 26-17 38-4-12-22-38-56-38-48 0-92 41-92 96 0 51 41 94 90 94 28 0 46-18 55-30zM146 69c0 20 0 39 0 59 0 13-7 25-17 36-5 6-19 17-38 17-31 0-56-37-56-85 0-51 30-85 61-85 33 0 50 36 50 58z">
              <text:p/>
            </draw:path>
            <draw:path draw:style-name="gr10" draw:text-style-name="P6" draw:layer="layout" svg:width="0.145cm" svg:height="0.133cm" svg:x="1.297cm" svg:y="4.909cm" svg:viewBox="0 0 146 134" svg:d="M114 53c0-16 0-27-14-39-11-9-26-14-43-14-27 0-47 11-47 29 0 9 7 14 14 14 8 0 13-6 13-14 0-5-2-11-9-13 10-8 27-8 28-8 17 0 35 11 35 36 0 3 0 6 0 9-16 1-36 2-58 9-26 10-33 27-33 40 0 25 30 32 50 32 24 0 39-13 45-25 1 12 8 24 22 24 10-10 29 0 29-29 0-5 0-10 0-15-3 0-6 0-10 0 0 5 0 10 0 15 0 4 1 17-10 17-12 0-12-13-12-17 0-17 0-34 0-51zM91 90c0 28-25 36-38 36-15 0-29-10-29-24 0-17 14-40 67-41 0 10 0 19 0 29z">
              <text:p/>
            </draw:path>
          </draw:g>
        </draw:g>
        <draw:frame draw:style-name="gr11" draw:text-style-name="P7" draw:layer="layout" svg:width="1.514cm" svg:height="1.834cm" svg:x="5.541cm" svg:y="2.553cm">
          <draw:text-box>
            <text:p><text:span text:style-name="T2">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1" svg:font-family="'DejaVu Sans Mono'" style:font-family-generic="modern" style:font-pitch="fixed"/>
    <style:font-face style:name="LM Roman 12" svg:font-family="'LM Roman 12'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Short_20_line_20_Arrow" draw:display-name="Short line Arrow" svg:viewBox="0 0 3000 3000" svg:d="M1500 0l1500 2789v211h-114l-1286-2392v2392h-200v-2392l-1286 2392h-114v-21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2T16:32:23.516624301</meta:creation-date>
    <dc:date>2021-05-13T00:57:12.536312748</dc:date>
    <meta:editing-duration>PT10M23S</meta:editing-duration>
    <meta:editing-cycles>2</meta:editing-cycles>
    <meta:generator>LibreOffice/6.4.7.2$Linux_X86_64 LibreOffice_project/40$Build-2</meta:generator>
    <meta:document-statistic meta:object-count="78"/>
  </office:meta>
</office:document-meta>
</file>